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ngSchema.createValidator( ErrorHandler error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ingSchema.JingSchema( Schema schema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